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693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4586" fo:font-weight="bold" style:font-weight-asian="bold" style:font-weight-complex="bold"/>
    </style:style>
    <style:style style:name="ce5" style:family="table-cell" style:parent-style-name="Default">
      <style:text-properties fo:color="#ff420e" fo:font-weight="bold" style:font-weight-asian="bold" style:font-weight-complex="bold"/>
    </style:style>
    <style:style style:name="ce6" style:family="table-cell" style:parent-style-name="Default">
      <style:text-properties fo:color="#ffff00" fo:font-weight="bold" style:font-weight-asian="bold" style:font-weight-complex="bold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SRC01.txt" table:style-name="ta1" table:print="false">
        <table:table-column table:style-name="co1" table:number-columns-repeated="2" table:default-cell-style-name="ce3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2" table:number-rows-spanned="1">
            <text:p>For eye tracker map</text:p>
          </table:table-cell>
          <table:covered-table-cell table:style-name="ce7"/>
          <table:table-cell table:style-name="ce7" table:number-columns-repeated="1018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01_PVS0</text:p>
          </table:table-cell>
          <table:table-cell office:value-type="float" office:value="0.574742">
            <text:p>0.574742</text:p>
          </table:table-cell>
          <table:table-cell/>
          <table:table-cell>
            <draw:frame table:end-cell-address="'SRC01.txt'.L22" table:end-x="0.0992in" table:end-y="0.1252in" draw:z-index="0" draw:style-name="gr1" svg:width="6.3043in" svg:height="3.5425in" svg:x="0.0181in" svg:y="0.1252in">
              <draw:object draw:notify-on-update-of-ranges="'SRC01.txt'.C2:'SRC01.txt'.C10 'SRC01.txt'.C12:'SRC01.txt'.C20 'SRC01.txt'.C22:'SRC01.txt'.C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01_PVS1</text:p>
          </table:table-cell>
          <table:table-cell office:value-type="float" office:value="0.429078">
            <text:p>0.429078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2</text:p>
          </table:table-cell>
          <table:table-cell office:value-type="float" office:value="0.572674">
            <text:p>0.572674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3</text:p>
          </table:table-cell>
          <table:table-cell office:value-type="float" office:value="0.345588">
            <text:p>0.345588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4</text:p>
          </table:table-cell>
          <table:table-cell office:value-type="float" office:value="0.614583">
            <text:p>0.614583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5</text:p>
          </table:table-cell>
          <table:table-cell office:value-type="float" office:value="0.737968">
            <text:p>0.737968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6</text:p>
          </table:table-cell>
          <table:table-cell office:value-type="float" office:value="0.649425">
            <text:p>0.649425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7</text:p>
          </table:table-cell>
          <table:table-cell office:value-type="float" office:value="0.488462">
            <text:p>0.48846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SRC</text:p>
          </table:table-cell>
          <table:table-cell office:value-type="float" office:value="0.658935">
            <text:p>0.6589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01_PVS0</text:p>
          </table:table-cell>
          <table:table-cell office:value-type="float" office:value="0.560424">
            <text:p>0.560424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1</text:p>
          </table:table-cell>
          <table:table-cell office:value-type="float" office:value="0.401199">
            <text:p>0.401199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2</text:p>
          </table:table-cell>
          <table:table-cell office:value-type="float" office:value="0.549119">
            <text:p>0.549119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3</text:p>
          </table:table-cell>
          <table:table-cell office:value-type="float" office:value="0.27531">
            <text:p>0.27531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4</text:p>
          </table:table-cell>
          <table:table-cell office:value-type="float" office:value="0.579862">
            <text:p>0.579862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5</text:p>
          </table:table-cell>
          <table:table-cell office:value-type="float" office:value="0.723532">
            <text:p>0.723532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6</text:p>
          </table:table-cell>
          <table:table-cell office:value-type="float" office:value="0.625318">
            <text:p>0.625318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7</text:p>
          </table:table-cell>
          <table:table-cell office:value-type="float" office:value="0.471199">
            <text:p>0.471199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SRC</text:p>
          </table:table-cell>
          <table:table-cell office:value-type="float" office:value="0.646876">
            <text:p>0.6468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3</text:p>
          </table:table-cell>
          <table:table-cell table:style-name="ce6" office:value-type="string">
            <text:p>SRC01_PVS0</text:p>
          </table:table-cell>
          <table:table-cell office:value-type="float" office:value="0.757732">
            <text:p>0.757732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PVS1</text:p>
          </table:table-cell>
          <table:table-cell office:value-type="float" office:value="0.588652">
            <text:p>0.588652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PVS2</text:p>
          </table:table-cell>
          <table:table-cell office:value-type="float" office:value="0.639535">
            <text:p>0.639535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PVS3</text:p>
          </table:table-cell>
          <table:table-cell office:value-type="float" office:value="0.382353">
            <text:p>0.382353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PVS4</text:p>
          </table:table-cell>
          <table:table-cell office:value-type="float" office:value="0.625">
            <text:p>0.625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PVS5</text:p>
          </table:table-cell>
          <table:table-cell office:value-type="float" office:value="0.823529">
            <text:p>0.823529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PVS6</text:p>
          </table:table-cell>
          <table:table-cell office:value-type="float" office:value="0.735632">
            <text:p>0.735632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PVS7</text:p>
          </table:table-cell>
          <table:table-cell office:value-type="float" office:value="0.646154">
            <text:p>0.646154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1_SRC</text:p>
          </table:table-cell>
          <table:table-cell office:value-type="float" office:value="0.814433">
            <text:p>0.814433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2" table:number-rows-spanned="1">
            <text:p>For error map</text:p>
          </table:table-cell>
          <table:covered-table-cell table:style-name="ce7"/>
          <table:table-cell table:style-name="ce7" table:number-columns-repeated="1018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01_PVS0</text:p>
          </table:table-cell>
          <table:table-cell office:value-type="float" office:value="0.0197594">
            <text:p>0.0197594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1</text:p>
          </table:table-cell>
          <table:table-cell office:value-type="float" office:value="0.398345">
            <text:p>0.398345</text:p>
          </table:table-cell>
          <table:table-cell/>
          <table:table-cell>
            <draw:frame table:end-cell-address="'SRC01.txt'.L53" table:end-x="0.1311in" table:end-y="0.0315in" draw:z-index="1" draw:style-name="gr1" svg:width="6.2902in" svg:height="3.5421in" svg:x="0.0642in" svg:y="0.0319in">
              <draw:object draw:notify-on-update-of-ranges="'SRC01.txt'.C32:'SRC01.txt'.C40 'SRC01.txt'.C42:'SRC01.txt'.C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01_PVS2</text:p>
          </table:table-cell>
          <table:table-cell office:value-type="float" office:value="0.145349">
            <text:p>0.145349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3</text:p>
          </table:table-cell>
          <table:table-cell office:value-type="float" office:value="0.867647">
            <text:p>0.867647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4</text:p>
          </table:table-cell>
          <table:table-cell office:value-type="float" office:value="0.614583">
            <text:p>0.614583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6</text:p>
          </table:table-cell>
          <table:table-cell office:value-type="float" office:value="0.12069">
            <text:p>0.12069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PVS7</text:p>
          </table:table-cell>
          <table:table-cell office:value-type="float" office:value="0.301282">
            <text:p>0.30128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1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01_PVS0</text:p>
          </table:table-cell>
          <table:table-cell office:value-type="float" office:value="0.00311375">
            <text:p>0.0031137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1</text:p>
          </table:table-cell>
          <table:table-cell office:value-type="float" office:value="0.232288">
            <text:p>0.232288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2</text:p>
          </table:table-cell>
          <table:table-cell office:value-type="float" office:value="0.0602025">
            <text:p>0.060202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3</text:p>
          </table:table-cell>
          <table:table-cell office:value-type="float" office:value="0.797434">
            <text:p>0.797434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4</text:p>
          </table:table-cell>
          <table:table-cell office:value-type="float" office:value="0.510246">
            <text:p>0.510246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6</text:p>
          </table:table-cell>
          <table:table-cell office:value-type="float" office:value="0.119595">
            <text:p>0.11959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PVS7</text:p>
          </table:table-cell>
          <table:table-cell office:value-type="float" office:value="0.211544">
            <text:p>0.211544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1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5" table:number-rows-spanned="1">
            <text:p>For error map &amp; eye tracker map</text:p>
          </table:table-cell>
          <table:covered-table-cell table:number-columns-repeated="4" table:style-name="ce7"/>
          <table:table-cell table:style-name="ce7" table:number-columns-repeated="1015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01_PVS0</text:p>
          </table:table-cell>
          <table:table-cell office:value-type="float" office:value="0.0146048">
            <text:p>0.0146048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" office:value-type="string">
            <text:p>SRC01_PVS1</text:p>
          </table:table-cell>
          <table:table-cell office:value-type="float" office:value="0.184397">
            <text:p>0.184397</text:p>
          </table:table-cell>
          <table:table-cell/>
          <table:table-cell>
            <draw:frame table:end-cell-address="'SRC01.txt'.L76" table:end-x="0.1417in" table:end-y="0.0417in" draw:z-index="2" draw:style-name="gr1" svg:width="6.2898in" svg:height="3.5421in" svg:x="0.0752in" svg:y="0.0421in">
              <draw:object draw:notify-on-update-of-ranges="'SRC01.txt'.C55:'SRC01.txt'.C63 'SRC01.txt'.C65:'SRC01.txt'.C7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 table:style-name="Default"/>
          <table:table-cell table:style-name="ce4" office:value-type="string">
            <text:p>SRC01_PVS2</text:p>
          </table:table-cell>
          <table:table-cell office:value-type="float" office:value="0.127907">
            <text:p>0.127907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" office:value-type="string">
            <text:p>SRC01_PVS3</text:p>
          </table:table-cell>
          <table:table-cell office:value-type="float" office:value="0.279412">
            <text:p>0.279412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" office:value-type="string">
            <text:p>SRC01_PVS4</text:p>
          </table:table-cell>
          <table:table-cell office:value-type="float" office:value="0.244792">
            <text:p>0.244792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" office:value-type="string">
            <text:p>SRC01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" office:value-type="string">
            <text:p>SRC01_PVS6</text:p>
          </table:table-cell>
          <table:table-cell office:value-type="float" office:value="0.00574713">
            <text:p>0.00574713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" office:value-type="string">
            <text:p>SRC01_PVS7</text:p>
          </table:table-cell>
          <table:table-cell office:value-type="float" office:value="0.0961538">
            <text:p>0.0961538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" office:value-type="string">
            <text:p>SRC01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01_PVS0</text:p>
          </table:table-cell>
          <table:table-cell office:value-type="float" office:value="0.00299869">
            <text:p>0.00299869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PVS1</text:p>
          </table:table-cell>
          <table:table-cell office:value-type="float" office:value="0.112954">
            <text:p>0.112954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PVS2</text:p>
          </table:table-cell>
          <table:table-cell office:value-type="float" office:value="0.0524571">
            <text:p>0.052457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PVS3</text:p>
          </table:table-cell>
          <table:table-cell office:value-type="float" office:value="0.176031">
            <text:p>0.17603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PVS4</text:p>
          </table:table-cell>
          <table:table-cell office:value-type="float" office:value="0.203216">
            <text:p>0.203216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PVS6</text:p>
          </table:table-cell>
          <table:table-cell office:value-type="float" office:value="0.00314724">
            <text:p>0.00314724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PVS7</text:p>
          </table:table-cell>
          <table:table-cell office:value-type="float" office:value="0.0819726">
            <text:p>0.0819726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5" office:value-type="string">
            <text:p>SRC01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C07.txt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2" table:number-rows-spanned="1">
            <text:p>For eye tracker map</text:p>
          </table:table-cell>
          <table:covered-table-cell table:style-name="ce7"/>
          <table:table-cell table:style-name="ce7" table:number-columns-repeated="1018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07_PVS0</text:p>
          </table:table-cell>
          <table:table-cell office:value-type="float" office:value="0.984043">
            <text:p>0.984043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1</text:p>
          </table:table-cell>
          <table:table-cell office:value-type="float" office:value="0.958333">
            <text:p>0.958333</text:p>
          </table:table-cell>
          <table:table-cell/>
          <table:table-cell>
            <draw:frame table:end-cell-address="'SRC07.txt'.L23" table:end-x="0.0862in" table:end-y="0.1575in" draw:z-index="0" draw:style-name="gr1" svg:width="6.2988in" svg:height="3.5429in" svg:x="0.0106in" svg:y="0.1571in">
              <draw:object draw:notify-on-update-of-ranges="'SRC07.txt'.C2:'SRC07.txt'.C10 'SRC07.txt'.C12:'SRC07.txt'.C20 'SRC07.txt'.C22:'SRC07.txt'.C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07_PVS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4</text:p>
          </table:table-cell>
          <table:table-cell office:value-type="float" office:value="0.955882">
            <text:p>0.95588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5</text:p>
          </table:table-cell>
          <table:table-cell office:value-type="float" office:value="0.984043">
            <text:p>0.984043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6</text:p>
          </table:table-cell>
          <table:table-cell office:value-type="float" office:value="0.983957">
            <text:p>0.983957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SRC</text:p>
          </table:table-cell>
          <table:table-cell office:value-type="float" office:value="0.983957">
            <text:p>0.9839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07_PVS0</text:p>
          </table:table-cell>
          <table:table-cell office:value-type="float" office:value="0.971537">
            <text:p>0.971537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1</text:p>
          </table:table-cell>
          <table:table-cell office:value-type="float" office:value="0.957352">
            <text:p>0.957352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2</text:p>
          </table:table-cell>
          <table:table-cell office:value-type="float" office:value="0.989292">
            <text:p>0.989292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3</text:p>
          </table:table-cell>
          <table:table-cell office:value-type="float" office:value="0.995671">
            <text:p>0.995671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4</text:p>
          </table:table-cell>
          <table:table-cell office:value-type="float" office:value="0.954194">
            <text:p>0.954194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5</text:p>
          </table:table-cell>
          <table:table-cell office:value-type="float" office:value="0.983355">
            <text:p>0.98335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6</text:p>
          </table:table-cell>
          <table:table-cell office:value-type="float" office:value="0.96795">
            <text:p>0.9679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7</text:p>
          </table:table-cell>
          <table:table-cell office:value-type="float" office:value="0.999557">
            <text:p>0.999557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SRC</text:p>
          </table:table-cell>
          <table:table-cell office:value-type="float" office:value="0.974571">
            <text:p>0.9745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3</text:p>
          </table:table-cell>
          <table:table-cell table:style-name="ce6" office:value-type="string">
            <text:p>SRC07_PVS0</text:p>
          </table:table-cell>
          <table:table-cell office:value-type="float" office:value="0.984043">
            <text:p>0.984043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PVS1</text:p>
          </table:table-cell>
          <table:table-cell office:value-type="float" office:value="0.958333">
            <text:p>0.958333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PVS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PVS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PVS4</text:p>
          </table:table-cell>
          <table:table-cell office:value-type="float" office:value="0.955882">
            <text:p>0.955882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PVS5</text:p>
          </table:table-cell>
          <table:table-cell office:value-type="float" office:value="0.984043">
            <text:p>0.984043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PVS6</text:p>
          </table:table-cell>
          <table:table-cell office:value-type="float" office:value="0.983957">
            <text:p>0.983957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PVS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07_SRC</text:p>
          </table:table-cell>
          <table:table-cell office:value-type="float" office:value="0.983957">
            <text:p>0.983957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2" table:number-rows-spanned="1">
            <text:p>For error map</text:p>
          </table:table-cell>
          <table:covered-table-cell table:style-name="ce7"/>
          <table:table-cell table:style-name="ce7" table:number-columns-repeated="1018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07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1</text:p>
          </table:table-cell>
          <table:table-cell office:value-type="float" office:value="0.979167">
            <text:p>0.979167</text:p>
          </table:table-cell>
          <table:table-cell/>
          <table:table-cell>
            <draw:frame table:end-cell-address="'SRC07.txt'.L53" table:end-x="0.1201in" table:end-y="0.0205in" draw:z-index="1" draw:style-name="gr1" svg:width="6.2898in" svg:height="3.5421in" svg:x="0.0535in" svg:y="0.0209in">
              <draw:object draw:notify-on-update-of-ranges="'SRC07.txt'.C32:'SRC07.txt'.C40 'SRC07.txt'.C42:'SRC07.txt'.C5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07_PVS2</text:p>
          </table:table-cell>
          <table:table-cell office:value-type="float" office:value="0.368056">
            <text:p>0.368056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4</text:p>
          </table:table-cell>
          <table:table-cell office:value-type="float" office:value="0.808824">
            <text:p>0.808824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6</text:p>
          </table:table-cell>
          <table:table-cell office:value-type="float" office:value="0.374332">
            <text:p>0.37433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7</text:p>
          </table:table-cell>
          <table:table-cell office:value-type="float" office:value="0.714286">
            <text:p>0.714286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07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1</text:p>
          </table:table-cell>
          <table:table-cell office:value-type="float" office:value="0.527617">
            <text:p>0.527617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2</text:p>
          </table:table-cell>
          <table:table-cell office:value-type="float" office:value="0.221251">
            <text:p>0.221251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3</text:p>
          </table:table-cell>
          <table:table-cell office:value-type="float" office:value="0.595226">
            <text:p>0.595226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4</text:p>
          </table:table-cell>
          <table:table-cell office:value-type="float" office:value="0.542602">
            <text:p>0.542602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6</text:p>
          </table:table-cell>
          <table:table-cell office:value-type="float" office:value="0.0545949">
            <text:p>0.0545949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7</text:p>
          </table:table-cell>
          <table:table-cell office:value-type="float" office:value="0.349814">
            <text:p>0.349814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5" table:number-rows-spanned="1">
            <text:p>For error map &amp; eye tracker map</text:p>
          </table:table-cell>
          <table:covered-table-cell table:number-columns-repeated="4" table:style-name="ce7"/>
          <table:table-cell table:style-name="ce7" table:number-columns-repeated="1015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07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1</text:p>
          </table:table-cell>
          <table:table-cell office:value-type="float" office:value="0.9375">
            <text:p>0.9375</text:p>
          </table:table-cell>
          <table:table-cell/>
          <table:table-cell>
            <draw:frame table:end-cell-address="'SRC07.txt'.L76" table:end-x="0.1201in" table:end-y="0.0831in" draw:z-index="2" draw:style-name="gr1" svg:width="6.2898in" svg:height="3.5421in" svg:x="0.0535in" svg:y="0.0835in">
              <draw:object draw:notify-on-update-of-ranges="'SRC07.txt'.C55:'SRC07.txt'.C63 'SRC07.txt'.C65:'SRC07.txt'.C7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07_PVS2</text:p>
          </table:table-cell>
          <table:table-cell office:value-type="float" office:value="0.368056">
            <text:p>0.368056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4</text:p>
          </table:table-cell>
          <table:table-cell office:value-type="float" office:value="0.779412">
            <text:p>0.77941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6</text:p>
          </table:table-cell>
          <table:table-cell office:value-type="float" office:value="0.374332">
            <text:p>0.37433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PVS7</text:p>
          </table:table-cell>
          <table:table-cell office:value-type="float" office:value="0.714286">
            <text:p>0.714286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07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07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1</text:p>
          </table:table-cell>
          <table:table-cell office:value-type="float" office:value="0.523268">
            <text:p>0.523268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2</text:p>
          </table:table-cell>
          <table:table-cell office:value-type="float" office:value="0.221251">
            <text:p>0.221251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3</text:p>
          </table:table-cell>
          <table:table-cell office:value-type="float" office:value="0.591795">
            <text:p>0.59179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4</text:p>
          </table:table-cell>
          <table:table-cell office:value-type="float" office:value="0.53655">
            <text:p>0.5365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6</text:p>
          </table:table-cell>
          <table:table-cell office:value-type="float" office:value="0.0545949">
            <text:p>0.0545949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PVS7</text:p>
          </table:table-cell>
          <table:table-cell office:value-type="float" office:value="0.349809">
            <text:p>0.349809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07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C13.txt" table:style-name="ta1" table:print="false">
        <table:table-column table:style-name="co1" table:default-cell-style-name="Default"/>
        <table:table-column table:style-name="co1" table:default-cell-style-name="ce3"/>
        <table:table-column table:style-name="co4" table:default-cell-style-name="Default"/>
        <table:table-column table:style-name="co3" table:number-columns-repeated="1021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2" table:number-rows-spanned="1">
            <text:p>For eye tracker map</text:p>
          </table:table-cell>
          <table:covered-table-cell table:style-name="ce7"/>
          <table:table-cell table:style-name="ce7" table:number-columns-repeated="1018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13_PVS0</text:p>
          </table:table-cell>
          <table:table-cell office:value-type="float" office:value="0.991935">
            <text:p>0.991935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1</text:p>
          </table:table-cell>
          <table:table-cell office:value-type="float" office:value="0.933333">
            <text:p>0.933333</text:p>
          </table:table-cell>
          <table:table-cell/>
          <table:table-cell>
            <draw:frame table:end-cell-address="'SRC13.txt'.L23" table:end-x="0.1102in" table:end-y="0.0323in" draw:z-index="0" draw:style-name="gr1" svg:width="6.3043in" svg:height="3.5425in" svg:x="0.0287in" svg:y="0.0323in">
              <draw:object draw:notify-on-update-of-ranges="'SRC13.txt'.C2:'SRC13.txt'.C10 'SRC13.txt'.C12:'SRC13.txt'.C20 'SRC13.txt'.C22:'SRC13.txt'.C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13_PVS2</text:p>
          </table:table-cell>
          <table:table-cell office:value-type="float" office:value="0.988372">
            <text:p>0.98837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4</text:p>
          </table:table-cell>
          <table:table-cell office:value-type="float" office:value="0.971154">
            <text:p>0.971154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5</text:p>
          </table:table-cell>
          <table:table-cell office:value-type="float" office:value="0.954545">
            <text:p>0.954545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6</text:p>
          </table:table-cell>
          <table:table-cell office:value-type="float" office:value="0.979167">
            <text:p>0.979167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7</text:p>
          </table:table-cell>
          <table:table-cell office:value-type="float" office:value="0.99">
            <text:p>0.99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SR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13_PVS0</text:p>
          </table:table-cell>
          <table:table-cell office:value-type="float" office:value="0.952493">
            <text:p>0.952493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1</text:p>
          </table:table-cell>
          <table:table-cell office:value-type="float" office:value="0.909249">
            <text:p>0.909249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2</text:p>
          </table:table-cell>
          <table:table-cell office:value-type="float" office:value="0.903047">
            <text:p>0.903047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4</text:p>
          </table:table-cell>
          <table:table-cell office:value-type="float" office:value="0.933251">
            <text:p>0.933251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5</text:p>
          </table:table-cell>
          <table:table-cell office:value-type="float" office:value="0.936886">
            <text:p>0.936886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6</text:p>
          </table:table-cell>
          <table:table-cell office:value-type="float" office:value="0.918514">
            <text:p>0.918514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7</text:p>
          </table:table-cell>
          <table:table-cell office:value-type="float" office:value="0.949838">
            <text:p>0.949838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SRC</text:p>
          </table:table-cell>
          <table:table-cell office:value-type="float" office:value="0.999187">
            <text:p>0.999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3</text:p>
          </table:table-cell>
          <table:table-cell table:style-name="ce6" office:value-type="string">
            <text:p>SRC13_PVS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PVS1</text:p>
          </table:table-cell>
          <table:table-cell office:value-type="float" office:value="0.955556">
            <text:p>0.955556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PVS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PVS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PVS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PVS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PVS6</text:p>
          </table:table-cell>
          <table:table-cell office:value-type="float" office:value="0.979167">
            <text:p>0.979167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PVS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>
            <text:p>SRC13_SRC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2" table:number-rows-spanned="1">
            <text:p>For error map</text:p>
          </table:table-cell>
          <table:covered-table-cell table:style-name="ce7"/>
          <table:table-cell table:style-name="ce7" table:number-columns-repeated="1018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13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1</text:p>
          </table:table-cell>
          <table:table-cell office:value-type="float" office:value="0.233333">
            <text:p>0.233333</text:p>
          </table:table-cell>
          <table:table-cell/>
          <table:table-cell>
            <draw:frame table:end-cell-address="'SRC13.txt'.L53" table:end-x="0.1315in" table:end-y="0.0417in" draw:z-index="1" draw:style-name="gr1" svg:width="6.2902in" svg:height="3.5425in" svg:x="0.0642in" svg:y="0.0417in">
              <draw:object draw:notify-on-update-of-ranges="'SRC13.txt'.C32:'SRC13.txt'.C40 'SRC13.txt'.C42:'SRC13.txt'.C5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13_PVS2</text:p>
          </table:table-cell>
          <table:table-cell office:value-type="float" office:value="0.116279">
            <text:p>0.116279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3</text:p>
          </table:table-cell>
          <table:table-cell office:value-type="float" office:value="0.695652">
            <text:p>0.69565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4</text:p>
          </table:table-cell>
          <table:table-cell office:value-type="float" office:value="0.384615">
            <text:p>0.384615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7</text:p>
          </table:table-cell>
          <table:table-cell office:value-type="float" office:value="0.13">
            <text:p>0.13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13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1</text:p>
          </table:table-cell>
          <table:table-cell office:value-type="float" office:value="0.180702">
            <text:p>0.180702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2</text:p>
          </table:table-cell>
          <table:table-cell office:value-type="float" office:value="0.0170755">
            <text:p>0.017075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3</text:p>
          </table:table-cell>
          <table:table-cell office:value-type="float" office:value="0.289128">
            <text:p>0.289128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4</text:p>
          </table:table-cell>
          <table:table-cell office:value-type="float" office:value="0.266708">
            <text:p>0.266708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7</text:p>
          </table:table-cell>
          <table:table-cell office:value-type="float" office:value="0.0183652">
            <text:p>0.0183652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7" table:number-columns-repeated="2"/>
          <table:table-cell table:style-name="ce8" office:value-type="string" table:number-columns-spanned="5" table:number-rows-spanned="1">
            <text:p>For error map &amp; eye tracker map</text:p>
          </table:table-cell>
          <table:covered-table-cell table:number-columns-repeated="4" table:style-name="ce7"/>
          <table:table-cell table:style-name="ce7" table:number-columns-repeated="1015"/>
        </table:table-row>
        <table:table-row table:style-name="ro1">
          <table:table-cell table:style-name="ce2" office:value-type="string" table:number-columns-spanned="1" table:number-rows-spanned="9">
            <text:p>Method 1</text:p>
          </table:table-cell>
          <table:table-cell table:style-name="ce4" office:value-type="string">
            <text:p>SRC13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1</text:p>
          </table:table-cell>
          <table:table-cell office:value-type="float" office:value="0.166667">
            <text:p>0.166667</text:p>
          </table:table-cell>
          <table:table-cell/>
          <table:table-cell>
            <draw:frame table:end-cell-address="'SRC13.txt'.L77" table:end-x="0.1165in" table:end-y="0.0413in" draw:z-index="2" draw:style-name="gr1" svg:width="6.3035in" svg:height="3.5421in" svg:x="0.0358in" svg:y="0.0417in">
              <draw:object draw:notify-on-update-of-ranges="'SRC13.txt'.C56:'SRC13.txt'.C64 'SRC13.txt'.C66:'SRC13.txt'.C7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>
            <text:p>SRC13_PVS2</text:p>
          </table:table-cell>
          <table:table-cell office:value-type="float" office:value="0.104651">
            <text:p>0.104651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3</text:p>
          </table:table-cell>
          <table:table-cell office:value-type="float" office:value="0.695652">
            <text:p>0.695652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4</text:p>
          </table:table-cell>
          <table:table-cell office:value-type="float" office:value="0.355769">
            <text:p>0.355769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PVS7</text:p>
          </table:table-cell>
          <table:table-cell office:value-type="float" office:value="0.13">
            <text:p>0.13</text:p>
          </table:table-cell>
          <table:table-cell table:number-columns-repeated="1021"/>
        </table:table-row>
        <table:table-row table:style-name="ro1">
          <table:covered-table-cell/>
          <table:table-cell table:style-name="ce4" office:value-type="string">
            <text:p>SRC13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table:number-columns-spanned="1" table:number-rows-spanned="9">
            <text:p>Method 2</text:p>
          </table:table-cell>
          <table:table-cell table:style-name="ce5" office:value-type="string">
            <text:p>SRC13_PVS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1</text:p>
          </table:table-cell>
          <table:table-cell office:value-type="float" office:value="0.101797">
            <text:p>0.101797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2</text:p>
          </table:table-cell>
          <table:table-cell office:value-type="float" office:value="0.0168535">
            <text:p>0.0168535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3</text:p>
          </table:table-cell>
          <table:table-cell office:value-type="float" office:value="0.289128">
            <text:p>0.289128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4</text:p>
          </table:table-cell>
          <table:table-cell office:value-type="float" office:value="0.221986">
            <text:p>0.221986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PVS7</text:p>
          </table:table-cell>
          <table:table-cell office:value-type="float" office:value="0.0136807">
            <text:p>0.0136807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>
            <text:p>SRC13_SRC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9" office:value-type="string">
            <text:p>SRC01</text:p>
          </table:table-cell>
          <table:table-cell table:style-name="ce9" office:value-type="string">
            <text:p>SRC07</text:p>
          </table:table-cell>
          <table:table-cell table:style-name="ce9" office:value-type="string">
            <text:p>SRC13</text:p>
          </table:table-cell>
        </table:table-row>
        <table:table-row table:style-name="ro1">
          <table:table-cell office:value-type="string">
            <text:p>PVS0</text:p>
          </table:table-cell>
          <table:table-cell office:value-type="float" office:value="0.574742">
            <text:p>0.574742</text:p>
          </table:table-cell>
          <table:table-cell office:value-type="float" office:value="0.984043">
            <text:p>0.984043</text:p>
          </table:table-cell>
          <table:table-cell office:value-type="float" office:value="0.991935">
            <text:p>0.991935</text:p>
          </table:table-cell>
        </table:table-row>
        <table:table-row table:style-name="ro1">
          <table:table-cell office:value-type="string">
            <text:p>PVS1</text:p>
          </table:table-cell>
          <table:table-cell office:value-type="float" office:value="0.431442">
            <text:p>0.431442</text:p>
          </table:table-cell>
          <table:table-cell office:value-type="float" office:value="0.958333">
            <text:p>0.958333</text:p>
          </table:table-cell>
          <table:table-cell office:value-type="float" office:value="0.933333">
            <text:p>0.933333</text:p>
          </table:table-cell>
        </table:table-row>
        <table:table-row table:style-name="ro1">
          <table:table-cell office:value-type="string">
            <text:p>PVS2</text:p>
          </table:table-cell>
          <table:table-cell office:value-type="float" office:value="0.572674">
            <text:p>0.572674</text:p>
          </table:table-cell>
          <table:table-cell office:value-type="float" office:value="1">
            <text:p>1</text:p>
          </table:table-cell>
          <table:table-cell office:value-type="float" office:value="0.988372">
            <text:p>0.988372</text:p>
          </table:table-cell>
        </table:table-row>
        <table:table-row table:style-name="ro1">
          <table:table-cell office:value-type="string">
            <text:p>PVS3</text:p>
          </table:table-cell>
          <table:table-cell office:value-type="float" office:value="0.345588">
            <text:p>0.34558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VS4</text:p>
          </table:table-cell>
          <table:table-cell office:value-type="float" office:value="0.614583">
            <text:p>0.614583</text:p>
          </table:table-cell>
          <table:table-cell office:value-type="float" office:value="0.955882">
            <text:p>0.955882</text:p>
          </table:table-cell>
          <table:table-cell office:value-type="float" office:value="0.971154">
            <text:p>0.971154</text:p>
          </table:table-cell>
        </table:table-row>
        <table:table-row table:style-name="ro1">
          <table:table-cell office:value-type="string">
            <text:p>PVS5</text:p>
          </table:table-cell>
          <table:table-cell office:value-type="float" office:value="0.737968">
            <text:p>0.737968</text:p>
          </table:table-cell>
          <table:table-cell office:value-type="float" office:value="0.984043">
            <text:p>0.984043</text:p>
          </table:table-cell>
          <table:table-cell office:value-type="float" office:value="0.954545">
            <text:p>0.954545</text:p>
          </table:table-cell>
        </table:table-row>
        <table:table-row table:style-name="ro1">
          <table:table-cell office:value-type="string">
            <text:p>PVS6</text:p>
          </table:table-cell>
          <table:table-cell office:value-type="float" office:value="0.649425">
            <text:p>0.649425</text:p>
          </table:table-cell>
          <table:table-cell office:value-type="float" office:value="0.983957">
            <text:p>0.983957</text:p>
          </table:table-cell>
          <table:table-cell office:value-type="float" office:value="0.979167">
            <text:p>0.979167</text:p>
          </table:table-cell>
        </table:table-row>
        <table:table-row table:style-name="ro1">
          <table:table-cell office:value-type="string">
            <text:p>PVS7</text:p>
          </table:table-cell>
          <table:table-cell office:value-type="float" office:value="0.498718">
            <text:p>0.498718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SRC</text:p>
          </table:table-cell>
          <table:table-cell office:value-type="float" office:value="0.658935">
            <text:p>0.658935</text:p>
          </table:table-cell>
          <table:table-cell office:value-type="float" office:value="0.983957">
            <text:p>0.98395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VS0</text:p>
          </table:table-cell>
          <table:table-cell office:value-type="float" office:value="0.590154">
            <text:p>0.590154</text:p>
          </table:table-cell>
          <table:table-cell office:value-type="float" office:value="0.982219">
            <text:p>0.982219</text:p>
          </table:table-cell>
          <table:table-cell office:value-type="float" office:value="0.983517">
            <text:p>0.983517</text:p>
          </table:table-cell>
        </table:table-row>
        <table:table-row table:style-name="ro1">
          <table:table-cell office:value-type="string">
            <text:p>PVS1</text:p>
          </table:table-cell>
          <table:table-cell office:value-type="float" office:value="0.4248">
            <text:p>0.4248</text:p>
          </table:table-cell>
          <table:table-cell office:value-type="float" office:value="0.968321">
            <text:p>0.968321</text:p>
          </table:table-cell>
          <table:table-cell office:value-type="float" office:value="0.937369">
            <text:p>0.937369</text:p>
          </table:table-cell>
        </table:table-row>
        <table:table-row table:style-name="ro1">
          <table:table-cell office:value-type="string">
            <text:p>PVS2</text:p>
          </table:table-cell>
          <table:table-cell office:value-type="float" office:value="0.582166">
            <text:p>0.582166</text:p>
          </table:table-cell>
          <table:table-cell office:value-type="float" office:value="0.999729">
            <text:p>0.999729</text:p>
          </table:table-cell>
          <table:table-cell office:value-type="float" office:value="0.932733">
            <text:p>0.932733</text:p>
          </table:table-cell>
        </table:table-row>
        <table:table-row table:style-name="ro1">
          <table:table-cell office:value-type="string">
            <text:p>PVS3</text:p>
          </table:table-cell>
          <table:table-cell office:value-type="float" office:value="0.291709">
            <text:p>0.291709</text:p>
          </table:table-cell>
          <table:table-cell office:value-type="float" office:value="1.00365">
            <text:p>1.00365</text:p>
          </table:table-cell>
          <table:table-cell office:value-type="float" office:value="1.03009">
            <text:p>1.03009</text:p>
          </table:table-cell>
        </table:table-row>
        <table:table-row table:style-name="ro1">
          <table:table-cell office:value-type="string">
            <text:p>PVS4</text:p>
          </table:table-cell>
          <table:table-cell office:value-type="float" office:value="0.619466">
            <text:p>0.619466</text:p>
          </table:table-cell>
          <table:table-cell office:value-type="float" office:value="0.965238">
            <text:p>0.965238</text:p>
          </table:table-cell>
          <table:table-cell office:value-type="float" office:value="0.962951">
            <text:p>0.962951</text:p>
          </table:table-cell>
        </table:table-row>
        <table:table-row table:style-name="ro1">
          <table:table-cell office:value-type="string">
            <text:p>PVS5</text:p>
          </table:table-cell>
          <table:table-cell office:value-type="float" office:value="0.765265">
            <text:p>0.765265</text:p>
          </table:table-cell>
          <table:table-cell office:value-type="float" office:value="0.994743">
            <text:p>0.994743</text:p>
          </table:table-cell>
          <table:table-cell office:value-type="float" office:value="0.966333">
            <text:p>0.966333</text:p>
          </table:table-cell>
        </table:table-row>
        <table:table-row table:style-name="ro1">
          <table:table-cell office:value-type="string">
            <text:p>PVS6</text:p>
          </table:table-cell>
          <table:table-cell office:value-type="float" office:value="0.661526">
            <text:p>0.661526</text:p>
          </table:table-cell>
          <table:table-cell office:value-type="float" office:value="0.978927">
            <text:p>0.978927</text:p>
          </table:table-cell>
          <table:table-cell office:value-type="float" office:value="0.948491">
            <text:p>0.948491</text:p>
          </table:table-cell>
        </table:table-row>
        <table:table-row table:style-name="ro1">
          <table:table-cell office:value-type="string">
            <text:p>PVS7</text:p>
          </table:table-cell>
          <table:table-cell office:value-type="float" office:value="0.498544">
            <text:p>0.498544</text:p>
          </table:table-cell>
          <table:table-cell office:value-type="float" office:value="1.01087">
            <text:p>1.01087</text:p>
          </table:table-cell>
          <table:table-cell office:value-type="float" office:value="0.980683">
            <text:p>0.980683</text:p>
          </table:table-cell>
        </table:table-row>
        <table:table-row table:style-name="ro1">
          <table:table-cell office:value-type="string">
            <text:p>SRC</text:p>
          </table:table-cell>
          <table:table-cell office:value-type="float" office:value="0.682631">
            <text:p>0.682631</text:p>
          </table:table-cell>
          <table:table-cell office:value-type="float" office:value="0.98623">
            <text:p>0.98623</text:p>
          </table:table-cell>
          <table:table-cell office:value-type="float" office:value="1.03322">
            <text:p>1.03322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1/10/2011</text:date>, <text:time>18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m Ho</meta:initial-creator>
    <meta:creation-date>2011-11-02T16:59:49</meta:creation-date>
    <dc:date>2011-11-10T18:16:25</dc:date>
    <dc:creator>Lam Ho</dc:creator>
    <meta:editing-duration>PT11H1M22S</meta:editing-duration>
    <meta:editing-cycles>41</meta:editing-cycles>
    <meta:generator>LibreOffice/3.3$Linux LibreOffice_project/330m19$Build-401</meta:generator>
    <meta:document-statistic meta:table-count="6" meta:cell-count="48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2cm" svg:y="3.755cm" chart:style-name="ch2"/>
        <chart:plot-area chart:style-name="ch3" table:cell-range-address="'SRC07.txt'.C2:'SRC07.txt'.C10 'SRC07.txt'.C12:'SRC07.txt'.C20 'SRC07.txt'.C22:'SRC07.txt'.C30" svg:x="0.77cm" svg:y="0.855cm" svg:width="12.273cm" svg:height="7.545cm">
          <chartooo:coordinate-region svg:x="1.682cm" svg:y="1.055cm" svg:width="11.26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07.txt'.C2:'SRC07.txt'.C10" chart:class="chart:line">
            <chart:data-point chart:repeated="9"/>
          </chart:series>
          <chart:series chart:style-name="ch7" chart:values-cell-range-address="'SRC07.txt'.C12:'SRC07.txt'.C20" chart:class="chart:line">
            <chart:data-point chart:repeated="9"/>
          </chart:series>
          <chart:series chart:style-name="ch8" chart:values-cell-range-address="'SRC07.txt'.C22:'SRC07.txt'.C3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4043">
                <text:p>0.984043</text:p>
                <draw:g>
                  <svg:desc>'SRC07.txt'.C2:'SRC07.txt'.C10</svg:desc>
                </draw:g>
              </table:table-cell>
              <table:table-cell office:value-type="float" office:value="0.971537">
                <text:p>0.971537</text:p>
                <draw:g>
                  <svg:desc>'SRC07.txt'.C12:'SRC07.txt'.C20</svg:desc>
                </draw:g>
              </table:table-cell>
              <table:table-cell office:value-type="float" office:value="0.984043">
                <text:p>0.984043</text:p>
                <draw:g>
                  <svg:desc>'SRC07.txt'.C22:'SRC07.txt'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8333">
                <text:p>0.958333</text:p>
              </table:table-cell>
              <table:table-cell office:value-type="float" office:value="0.957352">
                <text:p>0.957352</text:p>
              </table:table-cell>
              <table:table-cell office:value-type="float" office:value="0.958333">
                <text:p>0.958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9292">
                <text:p>0.989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95671">
                <text:p>0.995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5882">
                <text:p>0.955882</text:p>
              </table:table-cell>
              <table:table-cell office:value-type="float" office:value="0.954194">
                <text:p>0.954194</text:p>
              </table:table-cell>
              <table:table-cell office:value-type="float" office:value="0.955882">
                <text:p>0.955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4043">
                <text:p>0.984043</text:p>
              </table:table-cell>
              <table:table-cell office:value-type="float" office:value="0.983355">
                <text:p>0.983355</text:p>
              </table:table-cell>
              <table:table-cell office:value-type="float" office:value="0.984043">
                <text:p>0.984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3957">
                <text:p>0.983957</text:p>
              </table:table-cell>
              <table:table-cell office:value-type="float" office:value="0.96795">
                <text:p>0.96795</text:p>
              </table:table-cell>
              <table:table-cell office:value-type="float" office:value="0.983957">
                <text:p>0.983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99557">
                <text:p>0.99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3957">
                <text:p>0.983957</text:p>
              </table:table-cell>
              <table:table-cell office:value-type="float" office:value="0.974571">
                <text:p>0.974571</text:p>
              </table:table-cell>
              <table:table-cell office:value-type="float" office:value="0.983957">
                <text:p>0.983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8.999cm" xlink:href=".." xlink:type="simple" chart:class="chart:line" chart:style-name="ch1">
        <chart:legend chart:legend-position="end" svg:x="13.696cm" svg:y="3.754cm" chart:style-name="ch2"/>
        <chart:plot-area chart:style-name="ch3" table:cell-range-address="'SRC13.txt'.C2:'SRC13.txt'.C10 'SRC13.txt'.C12:'SRC13.txt'.C20 'SRC13.txt'.C22:'SRC13.txt'.C30" svg:x="0.77cm" svg:y="0.851cm" svg:width="12.287cm" svg:height="7.549cm">
          <chartooo:coordinate-region svg:x="1.682cm" svg:y="1.051cm" svg:width="11.281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13.txt'.C2:'SRC13.txt'.C10" chart:class="chart:line">
            <chart:data-point chart:repeated="9"/>
          </chart:series>
          <chart:series chart:style-name="ch7" chart:values-cell-range-address="'SRC13.txt'.C12:'SRC13.txt'.C20" chart:class="chart:line">
            <chart:data-point chart:repeated="9"/>
          </chart:series>
          <chart:series chart:style-name="ch8" chart:values-cell-range-address="'SRC13.txt'.C22:'SRC13.txt'.C3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935">
                <text:p>0.991935</text:p>
                <draw:g>
                  <svg:desc>'SRC13.txt'.C2:'SRC13.txt'.C10</svg:desc>
                </draw:g>
              </table:table-cell>
              <table:table-cell office:value-type="float" office:value="0.952493">
                <text:p>0.952493</text:p>
                <draw:g>
                  <svg:desc>'SRC13.txt'.C12:'SRC13.txt'.C20</svg:desc>
                </draw:g>
              </table:table-cell>
              <table:table-cell office:value-type="float" office:value="1">
                <text:p>1</text:p>
                <draw:g>
                  <svg:desc>'SRC13.txt'.C22:'SRC13.txt'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3333">
                <text:p>0.933333</text:p>
              </table:table-cell>
              <table:table-cell office:value-type="float" office:value="0.909249">
                <text:p>0.909249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372">
                <text:p>0.988372</text:p>
              </table:table-cell>
              <table:table-cell office:value-type="float" office:value="0.903047">
                <text:p>0.903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1154">
                <text:p>0.971154</text:p>
              </table:table-cell>
              <table:table-cell office:value-type="float" office:value="0.933251">
                <text:p>0.933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4545">
                <text:p>0.954545</text:p>
              </table:table-cell>
              <table:table-cell office:value-type="float" office:value="0.936886">
                <text:p>0.936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9167">
                <text:p>0.979167</text:p>
              </table:table-cell>
              <table:table-cell office:value-type="float" office:value="0.918514">
                <text:p>0.918514</text:p>
              </table:table-cell>
              <table:table-cell office:value-type="float" office:value="0.979167">
                <text:p>0.979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">
                <text:p>0.99</text:p>
              </table:table-cell>
              <table:table-cell office:value-type="float" office:value="0.949838">
                <text:p>0.949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9187">
                <text:p>0.99918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8cm" svg:height="8.998cm" xlink:href=".." xlink:type="simple" chart:class="chart:line" chart:style-name="ch1">
        <chart:legend chart:legend-position="end" svg:x="13.661cm" svg:y="3.979cm" chart:style-name="ch2"/>
        <chart:plot-area chart:style-name="ch3" table:cell-range-address="'SRC01.txt'.C32:'SRC01.txt'.C40 'SRC01.txt'.C42:'SRC01.txt'.C50" svg:x="0.769cm" svg:y="0.851cm" svg:width="12.254cm" svg:height="7.548cm">
          <chartooo:coordinate-region svg:x="1.496cm" svg:y="1.05cm" svg:width="11.433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01.txt'.C32:'SRC01.txt'.C40" chart:class="chart:line">
            <chart:data-point chart:repeated="9"/>
          </chart:series>
          <chart:series chart:style-name="ch7" chart:values-cell-range-address="'SRC01.txt'.C42:'SRC01.txt'.C5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7594">
                <text:p>0.0197594</text:p>
                <draw:g>
                  <svg:desc>'SRC01.txt'.C32:'SRC01.txt'.C40</svg:desc>
                </draw:g>
              </table:table-cell>
              <table:table-cell office:value-type="float" office:value="0.00311375">
                <text:p>0.00311375</text:p>
                <draw:g>
                  <svg:desc>'SRC01.txt'.C42:'SRC01.txt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8345">
                <text:p>0.398345</text:p>
              </table:table-cell>
              <table:table-cell office:value-type="float" office:value="0.232288">
                <text:p>0.232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349">
                <text:p>0.145349</text:p>
              </table:table-cell>
              <table:table-cell office:value-type="float" office:value="0.0602025">
                <text:p>0.060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647">
                <text:p>0.867647</text:p>
              </table:table-cell>
              <table:table-cell office:value-type="float" office:value="0.797434">
                <text:p>0.797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4583">
                <text:p>0.614583</text:p>
              </table:table-cell>
              <table:table-cell office:value-type="float" office:value="0.510246">
                <text:p>0.510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69">
                <text:p>0.12069</text:p>
              </table:table-cell>
              <table:table-cell office:value-type="float" office:value="0.119595">
                <text:p>0.119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1282">
                <text:p>0.301282</text:p>
              </table:table-cell>
              <table:table-cell office:value-type="float" office:value="0.211544">
                <text:p>0.21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8.999cm" xlink:href=".." xlink:type="simple" chart:class="chart:line" chart:style-name="ch1">
        <chart:legend chart:legend-position="end" svg:x="13.722cm" svg:y="3.263cm" chart:style-name="ch2"/>
        <chart:plot-area chart:style-name="ch3" table:cell-range-address="'SRC01.txt'.C2:'SRC01.txt'.C10 'SRC01.txt'.C12:'SRC01.txt'.C20 'SRC01.txt'.C22:'SRC01.txt'.C30" svg:x="0.77cm" svg:y="0.851cm" svg:width="12.287cm" svg:height="7.549cm">
          <chartooo:coordinate-region svg:x="1.497cm" svg:y="1.05cm" svg:width="11.466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01.txt'.C2:'SRC01.txt'.C10" chart:class="chart:line">
            <chart:data-point chart:repeated="9"/>
          </chart:series>
          <chart:series chart:style-name="ch7" chart:values-cell-range-address="'SRC01.txt'.C12:'SRC01.txt'.C20" chart:class="chart:line">
            <chart:data-point chart:repeated="9"/>
          </chart:series>
          <chart:series chart:style-name="ch8" chart:values-cell-range-address="'SRC01.txt'.C22:'SRC01.txt'.C3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4742">
                <text:p>0.574742</text:p>
                <draw:g>
                  <svg:desc>'SRC01.txt'.C2:'SRC01.txt'.C10</svg:desc>
                </draw:g>
              </table:table-cell>
              <table:table-cell office:value-type="float" office:value="0.560424">
                <text:p>0.560424</text:p>
                <draw:g>
                  <svg:desc>'SRC01.txt'.C12:'SRC01.txt'.C20</svg:desc>
                </draw:g>
              </table:table-cell>
              <table:table-cell office:value-type="float" office:value="0.757732">
                <text:p>0.757732</text:p>
                <draw:g>
                  <svg:desc>'SRC01.txt'.C22:'SRC01.txt'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078">
                <text:p>0.429078</text:p>
              </table:table-cell>
              <table:table-cell office:value-type="float" office:value="0.401199">
                <text:p>0.401199</text:p>
              </table:table-cell>
              <table:table-cell office:value-type="float" office:value="0.588652">
                <text:p>0.588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2674">
                <text:p>0.572674</text:p>
              </table:table-cell>
              <table:table-cell office:value-type="float" office:value="0.549119">
                <text:p>0.549119</text:p>
              </table:table-cell>
              <table:table-cell office:value-type="float" office:value="0.639535">
                <text:p>0.639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5588">
                <text:p>0.345588</text:p>
              </table:table-cell>
              <table:table-cell office:value-type="float" office:value="0.27531">
                <text:p>0.27531</text:p>
              </table:table-cell>
              <table:table-cell office:value-type="float" office:value="0.382353">
                <text:p>0.3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4583">
                <text:p>0.614583</text:p>
              </table:table-cell>
              <table:table-cell office:value-type="float" office:value="0.579862">
                <text:p>0.57986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7968">
                <text:p>0.737968</text:p>
              </table:table-cell>
              <table:table-cell office:value-type="float" office:value="0.723532">
                <text:p>0.723532</text:p>
              </table:table-cell>
              <table:table-cell office:value-type="float" office:value="0.823529">
                <text:p>0.823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425">
                <text:p>0.649425</text:p>
              </table:table-cell>
              <table:table-cell office:value-type="float" office:value="0.625318">
                <text:p>0.625318</text:p>
              </table:table-cell>
              <table:table-cell office:value-type="float" office:value="0.735632">
                <text:p>0.735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8462">
                <text:p>0.488462</text:p>
              </table:table-cell>
              <table:table-cell office:value-type="float" office:value="0.471199">
                <text:p>0.471199</text:p>
              </table:table-cell>
              <table:table-cell office:value-type="float" office:value="0.646154">
                <text:p>0.646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8935">
                <text:p>0.658935</text:p>
              </table:table-cell>
              <table:table-cell office:value-type="float" office:value="0.646876">
                <text:p>0.646876</text:p>
              </table:table-cell>
              <table:table-cell office:value-type="float" office:value="0.814433">
                <text:p>0.8144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8cm" xlink:href=".." xlink:type="simple" chart:class="chart:line" chart:style-name="ch1">
        <chart:legend chart:legend-position="end" svg:x="13.659cm" svg:y="3.979cm" chart:style-name="ch2"/>
        <chart:plot-area chart:style-name="ch3" table:cell-range-address="'SRC07.txt'.C32:'SRC07.txt'.C40 'SRC07.txt'.C42:'SRC07.txt'.C50" svg:x="0.769cm" svg:y="0.851cm" svg:width="12.253cm" svg:height="7.548cm">
          <chartooo:coordinate-region svg:x="1.496cm" svg:y="1.05cm" svg:width="11.432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07.txt'.C32:'SRC07.txt'.C40" chart:class="chart:line">
            <chart:data-point chart:repeated="9"/>
          </chart:series>
          <chart:series chart:style-name="ch7" chart:values-cell-range-address="'SRC07.txt'.C42:'SRC07.txt'.C5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RC07.txt'.C32:'SRC07.txt'.C40</svg:desc>
                </draw:g>
              </table:table-cell>
              <table:table-cell office:value-type="float" office:value="0">
                <text:p>0</text:p>
                <draw:g>
                  <svg:desc>'SRC07.txt'.C42:'SRC07.txt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9167">
                <text:p>0.979167</text:p>
              </table:table-cell>
              <table:table-cell office:value-type="float" office:value="0.527617">
                <text:p>0.527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8056">
                <text:p>0.368056</text:p>
              </table:table-cell>
              <table:table-cell office:value-type="float" office:value="0.221251">
                <text:p>0.221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95226">
                <text:p>0.595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8824">
                <text:p>0.808824</text:p>
              </table:table-cell>
              <table:table-cell office:value-type="float" office:value="0.542602">
                <text:p>0.542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4332">
                <text:p>0.374332</text:p>
              </table:table-cell>
              <table:table-cell office:value-type="float" office:value="0.0545949">
                <text:p>0.0545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286">
                <text:p>0.714286</text:p>
              </table:table-cell>
              <table:table-cell office:value-type="float" office:value="0.349814">
                <text:p>0.349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8cm" svg:height="8.999cm" xlink:href=".." xlink:type="simple" chart:class="chart:line" chart:style-name="ch1">
        <chart:legend chart:legend-position="end" svg:x="13.661cm" svg:y="3.979cm" chart:style-name="ch2"/>
        <chart:plot-area chart:style-name="ch3" table:cell-range-address="'SRC13.txt'.C32:'SRC13.txt'.C40 'SRC13.txt'.C42:'SRC13.txt'.C50" svg:x="0.769cm" svg:y="0.851cm" svg:width="12.254cm" svg:height="7.549cm">
          <chartooo:coordinate-region svg:x="1.496cm" svg:y="1.05cm" svg:width="11.433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13.txt'.C32:'SRC13.txt'.C40" chart:class="chart:line">
            <chart:data-point chart:repeated="9"/>
          </chart:series>
          <chart:series chart:style-name="ch7" chart:values-cell-range-address="'SRC13.txt'.C42:'SRC13.txt'.C5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RC13.txt'.C32:'SRC13.txt'.C40</svg:desc>
                </draw:g>
              </table:table-cell>
              <table:table-cell office:value-type="float" office:value="0">
                <text:p>0</text:p>
                <draw:g>
                  <svg:desc>'SRC13.txt'.C42:'SRC13.txt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3333">
                <text:p>0.233333</text:p>
              </table:table-cell>
              <table:table-cell office:value-type="float" office:value="0.180702">
                <text:p>0.180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279">
                <text:p>0.116279</text:p>
              </table:table-cell>
              <table:table-cell office:value-type="float" office:value="0.0170755">
                <text:p>0.017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5652">
                <text:p>0.695652</text:p>
              </table:table-cell>
              <table:table-cell office:value-type="float" office:value="0.289128">
                <text:p>0.289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4615">
                <text:p>0.384615</text:p>
              </table:table-cell>
              <table:table-cell office:value-type="float" office:value="0.266708">
                <text:p>0.266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0183652">
                <text:p>0.0183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8cm" xlink:href=".." xlink:type="simple" chart:class="chart:line" chart:style-name="ch1">
        <chart:legend chart:legend-position="end" svg:x="13.659cm" svg:y="3.979cm" chart:style-name="ch2"/>
        <chart:plot-area chart:style-name="ch3" table:cell-range-address="'SRC01.txt'.C55:'SRC01.txt'.C63 'SRC01.txt'.C65:'SRC01.txt'.C73" svg:x="0.769cm" svg:y="0.851cm" svg:width="12.253cm" svg:height="7.548cm">
          <chartooo:coordinate-region svg:x="1.681cm" svg:y="1.05cm" svg:width="11.247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01.txt'.C55:'SRC01.txt'.C63" chart:class="chart:line">
            <chart:data-point chart:repeated="9"/>
          </chart:series>
          <chart:series chart:style-name="ch7" chart:values-cell-range-address="'SRC01.txt'.C65:'SRC01.txt'.C7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6048">
                <text:p>0.0146048</text:p>
                <draw:g>
                  <svg:desc>'SRC01.txt'.C55:'SRC01.txt'.C63</svg:desc>
                </draw:g>
              </table:table-cell>
              <table:table-cell office:value-type="float" office:value="0.00299869">
                <text:p>0.00299869</text:p>
                <draw:g>
                  <svg:desc>'SRC01.txt'.C65:'SRC01.txt'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4397">
                <text:p>0.184397</text:p>
              </table:table-cell>
              <table:table-cell office:value-type="float" office:value="0.112954">
                <text:p>0.112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7907">
                <text:p>0.127907</text:p>
              </table:table-cell>
              <table:table-cell office:value-type="float" office:value="0.0524571">
                <text:p>0.052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412">
                <text:p>0.279412</text:p>
              </table:table-cell>
              <table:table-cell office:value-type="float" office:value="0.176031">
                <text:p>0.176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792">
                <text:p>0.244792</text:p>
              </table:table-cell>
              <table:table-cell office:value-type="float" office:value="0.203216">
                <text:p>0.20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74713">
                <text:p>0.00574713</text:p>
              </table:table-cell>
              <table:table-cell office:value-type="float" office:value="0.00314724">
                <text:p>0.00314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1538">
                <text:p>0.0961538</text:p>
              </table:table-cell>
              <table:table-cell office:value-type="float" office:value="0.0819726">
                <text:p>0.0819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8.998cm" xlink:href=".." xlink:type="simple" chart:class="chart:line" chart:style-name="ch1">
        <chart:legend chart:legend-position="end" svg:x="13.659cm" svg:y="3.979cm" chart:style-name="ch2"/>
        <chart:plot-area chart:style-name="ch3" table:cell-range-address="'SRC07.txt'.C55:'SRC07.txt'.C63 'SRC07.txt'.C65:'SRC07.txt'.C73" svg:x="0.769cm" svg:y="0.851cm" svg:width="12.253cm" svg:height="7.548cm">
          <chartooo:coordinate-region svg:x="1.496cm" svg:y="1.05cm" svg:width="11.432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07.txt'.C55:'SRC07.txt'.C63" chart:class="chart:line">
            <chart:data-point chart:repeated="9"/>
          </chart:series>
          <chart:series chart:style-name="ch7" chart:values-cell-range-address="'SRC07.txt'.C65:'SRC07.txt'.C7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RC07.txt'.C55:'SRC07.txt'.C63</svg:desc>
                </draw:g>
              </table:table-cell>
              <table:table-cell office:value-type="float" office:value="0">
                <text:p>0</text:p>
                <draw:g>
                  <svg:desc>'SRC07.txt'.C65:'SRC07.txt'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523268">
                <text:p>0.523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8056">
                <text:p>0.368056</text:p>
              </table:table-cell>
              <table:table-cell office:value-type="float" office:value="0.221251">
                <text:p>0.221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91795">
                <text:p>0.591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9412">
                <text:p>0.779412</text:p>
              </table:table-cell>
              <table:table-cell office:value-type="float" office:value="0.53655">
                <text:p>0.53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4332">
                <text:p>0.374332</text:p>
              </table:table-cell>
              <table:table-cell office:value-type="float" office:value="0.0545949">
                <text:p>0.0545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286">
                <text:p>0.714286</text:p>
              </table:table-cell>
              <table:table-cell office:value-type="float" office:value="0.349809">
                <text:p>0.349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line" chart:style-name="ch1">
        <chart:legend chart:legend-position="end" svg:x="13.695cm" svg:y="3.979cm" chart:style-name="ch2"/>
        <chart:plot-area chart:style-name="ch3" table:cell-range-address="'SRC13.txt'.C56:'SRC13.txt'.C64 'SRC13.txt'.C66:'SRC13.txt'.C74" svg:x="0.77cm" svg:y="0.851cm" svg:width="12.285cm" svg:height="7.548cm">
          <chartooo:coordinate-region svg:x="1.497cm" svg:y="1.05cm" svg:width="11.464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RC13.txt'.C56:'SRC13.txt'.C64" chart:class="chart:line">
            <chart:data-point chart:repeated="9"/>
          </chart:series>
          <chart:series chart:style-name="ch7" chart:values-cell-range-address="'SRC13.txt'.C66:'SRC13.txt'.C7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RC13.txt'.C56:'SRC13.txt'.C64</svg:desc>
                </draw:g>
              </table:table-cell>
              <table:table-cell office:value-type="float" office:value="0">
                <text:p>0</text:p>
                <draw:g>
                  <svg:desc>'SRC13.txt'.C66:'SRC13.txt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7">
                <text:p>0.166667</text:p>
              </table:table-cell>
              <table:table-cell office:value-type="float" office:value="0.101797">
                <text:p>0.101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651">
                <text:p>0.104651</text:p>
              </table:table-cell>
              <table:table-cell office:value-type="float" office:value="0.0168535">
                <text:p>0.0168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5652">
                <text:p>0.695652</text:p>
              </table:table-cell>
              <table:table-cell office:value-type="float" office:value="0.289128">
                <text:p>0.289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5769">
                <text:p>0.355769</text:p>
              </table:table-cell>
              <table:table-cell office:value-type="float" office:value="0.221986">
                <text:p>0.221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.0136807">
                <text:p>0.0136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